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7972in" svg:height="3.6185in" svg:x="4.8642in" svg:y="0in">
            <draw:object draw:notify-on-update-of-ranges="Sheet1.A1:Sheet1.A15 Sheet1.B1:Sheet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47in" svg:height="3.5453in" svg:x="5.0484in" svg:y="3.8693in">
            <draw:object draw:notify-on-update-of-ranges="Sheet1.A17:Sheet1.A27 Sheet1.B17:Sheet1.B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47in" svg:height="3.5453in" svg:x="5.0701in" svg:y="7.7386in">
            <draw:object draw:notify-on-update-of-ranges="Sheet1.A29:Sheet1.A39 Sheet1.B29:Sheet1.B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0.0787in" svg:height="0.1866in" svg:x="0in" svg:y="7.111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51in" svg:height="3.5449in" svg:x="5.1024in" svg:y="11.3886in">
            <draw:object draw:notify-on-update-of-ranges="Sheet1.A41:Sheet1.A46 Sheet1.B41:Sheet1.B4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0.0787in" svg:height="0.1866in" svg:x="0in" svg:y="8.3555in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051in" svg:height="3.5453in" svg:x="5.1673in" svg:y="15.2996in">
            <draw:object draw:notify-on-update-of-ranges="Sheet1.A48:Sheet1.A57 Sheet1.B48:Sheet1.B5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134756419153988" calcext:value-type="float">
            <text:p>0.13475641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0.110941723768872" calcext:value-type="float">
            <text:p>0.11094172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0.108756574690344" calcext:value-type="float">
            <text:p>0.10875657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0.107931382243044" calcext:value-type="float">
            <text:p>0.10793138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.4" calcext:value-type="float">
            <text:p>65.4</text:p>
          </table:table-cell>
          <table:table-cell office:value-type="float" office:value="0.112119005326465" calcext:value-type="float">
            <text:p>0.11211900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.8" calcext:value-type="float">
            <text:p>82.8</text:p>
          </table:table-cell>
          <table:table-cell office:value-type="float" office:value="0.111706441953484" calcext:value-type="float">
            <text:p>0.1117064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0.111229197583754" calcext:value-type="float">
            <text:p>0.11122919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6.2" calcext:value-type="float">
            <text:p>186.2</text:p>
          </table:table-cell>
          <table:table-cell office:value-type="float" office:value="0.109977864929047" calcext:value-type="float">
            <text:p>0.10997786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.4" calcext:value-type="float">
            <text:p>144.4</text:p>
          </table:table-cell>
          <table:table-cell office:value-type="float" office:value="0.113185450410789" calcext:value-type="float">
            <text:p>0.1131854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8.7" calcext:value-type="float">
            <text:p>148.7</text:p>
          </table:table-cell>
          <table:table-cell office:value-type="float" office:value="0.110209188694664" calcext:value-type="float">
            <text:p>0.11020918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6.1" calcext:value-type="float">
            <text:p>76.1</text:p>
          </table:table-cell>
          <table:table-cell office:value-type="float" office:value="0.113828841096554" calcext:value-type="float">
            <text:p>0.11382884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5.9" calcext:value-type="float">
            <text:p>85.9</text:p>
          </table:table-cell>
          <table:table-cell office:value-type="float" office:value="0.111815327254078" calcext:value-type="float">
            <text:p>0.11181532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2.8" calcext:value-type="float">
            <text:p>242.8</text:p>
          </table:table-cell>
          <table:table-cell office:value-type="float" office:value="0.112098559408137" calcext:value-type="float">
            <text:p>0.11209855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3.7" calcext:value-type="float">
            <text:p>213.7</text:p>
          </table:table-cell>
          <table:table-cell office:value-type="float" office:value="0.113062883229668" calcext:value-type="float">
            <text:p>0.11306288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3.8" calcext:value-type="float">
            <text:p>313.8</text:p>
          </table:table-cell>
          <table:table-cell office:value-type="float" office:value="0.113011917680084" calcext:value-type="float">
            <text:p>0.11301191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.58605872337446" calcext:value-type="float">
            <text:p>1.586058723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3.7" calcext:value-type="float">
            <text:p>403.7</text:p>
          </table:table-cell>
          <table:table-cell office:value-type="float" office:value="0.115369072520866" calcext:value-type="float">
            <text:p>0.11536907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33.5" calcext:value-type="float">
            <text:p>233.5</text:p>
          </table:table-cell>
          <table:table-cell office:value-type="float" office:value="0.116347838729242" calcext:value-type="float">
            <text:p>0.116347838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7.5" calcext:value-type="float">
            <text:p>197.5</text:p>
          </table:table-cell>
          <table:table-cell office:value-type="float" office:value="0.117534546112833" calcext:value-type="float">
            <text:p>0.117534546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4.7" calcext:value-type="float">
            <text:p>164.7</text:p>
          </table:table-cell>
          <table:table-cell office:value-type="float" office:value="0.113465056326641" calcext:value-type="float">
            <text:p>0.11346505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8.5" calcext:value-type="float">
            <text:p>98.5</text:p>
          </table:table-cell>
          <table:table-cell office:value-type="float" office:value="0.111219053589868" calcext:value-type="float">
            <text:p>0.111219053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0.5" calcext:value-type="float">
            <text:p>60.5</text:p>
          </table:table-cell>
          <table:table-cell office:value-type="float" office:value="0.112821492235276" calcext:value-type="float">
            <text:p>0.11282149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8.7" calcext:value-type="float">
            <text:p>168.7</text:p>
          </table:table-cell>
          <table:table-cell office:value-type="float" office:value="0.10714825766924" calcext:value-type="float">
            <text:p>0.107148257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0.108911445217544" calcext:value-type="float">
            <text:p>0.108911445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7.2" calcext:value-type="float">
            <text:p>127.2</text:p>
          </table:table-cell>
          <table:table-cell office:value-type="float" office:value="0.107034168630634" calcext:value-type="float">
            <text:p>0.1070341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6" calcext:value-type="float">
            <text:p>45.6</text:p>
          </table:table-cell>
          <table:table-cell office:value-type="float" office:value="0.108732540244656" calcext:value-type="float">
            <text:p>0.10873254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0.110295826573161" calcext:value-type="float">
            <text:p>0.110295826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4.6" calcext:value-type="float">
            <text:p>94.6</text:p>
          </table:table-cell>
          <table:table-cell office:value-type="float" office:value="0.112408373367184" calcext:value-type="float">
            <text:p>0.112408373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9.2" calcext:value-type="float">
            <text:p>169.2</text:p>
          </table:table-cell>
          <table:table-cell office:value-type="float" office:value="0.110453346472931" calcext:value-type="float">
            <text:p>0.110453346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4.2" calcext:value-type="float">
            <text:p>54.2</text:p>
          </table:table-cell>
          <table:table-cell office:value-type="float" office:value="0.10994376952994" calcext:value-type="float">
            <text:p>0.109943769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0.6" calcext:value-type="float">
            <text:p>50.6</text:p>
          </table:table-cell>
          <table:table-cell office:value-type="float" office:value="0.109485820323069" calcext:value-type="float">
            <text:p>0.10948582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0.5" calcext:value-type="float">
            <text:p>200.5</text:p>
          </table:table-cell>
          <table:table-cell office:value-type="float" office:value="0.108150796588679" calcext:value-type="float">
            <text:p>0.108150796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8.6" calcext:value-type="float">
            <text:p>138.6</text:p>
          </table:table-cell>
          <table:table-cell office:value-type="float" office:value="0.10862590045186" calcext:value-type="float">
            <text:p>0.108625900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3.6" calcext:value-type="float">
            <text:p>163.6</text:p>
          </table:table-cell>
          <table:table-cell office:value-type="float" office:value="0.107493548890578" calcext:value-type="float">
            <text:p>0.107493548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34.9" calcext:value-type="float">
            <text:p>234.9</text:p>
          </table:table-cell>
          <table:table-cell office:value-type="float" office:value="0.108595835938676" calcext:value-type="float">
            <text:p>0.108595835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5.3" calcext:value-type="float">
            <text:p>55.3</text:p>
          </table:table-cell>
          <table:table-cell office:value-type="float" office:value="0.109382897554656" calcext:value-type="float">
            <text:p>0.1093828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.9" calcext:value-type="float">
            <text:p>161.9</text:p>
          </table:table-cell>
          <table:table-cell office:value-type="float" office:value="0.111625539660903" calcext:value-type="float">
            <text:p>0.11162553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7.3" calcext:value-type="float">
            <text:p>377.3</text:p>
          </table:table-cell>
          <table:table-cell office:value-type="float" office:value="0.219694620097995" calcext:value-type="float">
            <text:p>0.2196946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.6" calcext:value-type="float">
            <text:p>140.6</text:p>
          </table:table-cell>
          <table:table-cell office:value-type="float" office:value="0.163410235523982" calcext:value-type="float">
            <text:p>0.16341023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6.1" calcext:value-type="float">
            <text:p>116.1</text:p>
          </table:table-cell>
          <table:table-cell office:value-type="float" office:value="0.146407435621822" calcext:value-type="float">
            <text:p>0.14640743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2.6" calcext:value-type="float">
            <text:p>182.6</text:p>
          </table:table-cell>
          <table:table-cell office:value-type="float" office:value="0.111611574019332" calcext:value-type="float">
            <text:p>0.1116115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7.1" calcext:value-type="float">
            <text:p>217.1</text:p>
          </table:table-cell>
          <table:table-cell office:value-type="float" office:value="0.091928680328173" calcext:value-type="float">
            <text:p>0.09192868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1.9" calcext:value-type="float">
            <text:p>61.9</text:p>
          </table:table-cell>
          <table:table-cell office:value-type="float" office:value="0.120594470645347" calcext:value-type="float">
            <text:p>0.12059447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8.2" calcext:value-type="float">
            <text:p>88.2</text:p>
          </table:table-cell>
          <table:table-cell office:value-type="float" office:value="0.113081105389227" calcext:value-type="float">
            <text:p>0.113081105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1" calcext:value-type="float">
            <text:p>111</text:p>
          </table:table-cell>
          <table:table-cell office:value-type="float" office:value="0.112176926848779" calcext:value-type="float">
            <text:p>0.112176926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8.5" calcext:value-type="float">
            <text:p>88.5</text:p>
          </table:table-cell>
          <table:table-cell office:value-type="float" office:value="0.114355502113204" calcext:value-type="float">
            <text:p>0.114355502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58.8" calcext:value-type="float">
            <text:p>258.8</text:p>
          </table:table-cell>
          <table:table-cell office:value-type="float" office:value="0.111904719513996" calcext:value-type="float">
            <text:p>0.1119047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.4" calcext:value-type="float">
            <text:p>194.4</text:p>
          </table:table-cell>
          <table:table-cell office:value-type="float" office:value="0.11159714093704" calcext:value-type="float">
            <text:p>0.111597140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57.7" calcext:value-type="float">
            <text:p>157.7</text:p>
          </table:table-cell>
          <table:table-cell office:value-type="float" office:value="0.114423155777809" calcext:value-type="float">
            <text:p>0.114423155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2.4" calcext:value-type="float">
            <text:p>92.4</text:p>
          </table:table-cell>
          <table:table-cell office:value-type="float" office:value="0.113419980101574" calcext:value-type="float">
            <text:p>0.113419980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86.8" calcext:value-type="float">
            <text:p>86.8</text:p>
          </table:table-cell>
          <table:table-cell office:value-type="float" office:value="0.113810876831714" calcext:value-type="float">
            <text:p>0.113810876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30.7" calcext:value-type="float">
            <text:p>130.7</text:p>
          </table:table-cell>
          <table:table-cell office:value-type="float" office:value="0.112687524281055" calcext:value-type="float">
            <text:p>0.1126875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.1" calcext:value-type="float">
            <text:p>168.1</text:p>
          </table:table-cell>
          <table:table-cell office:value-type="float" office:value="0.111430339618049" calcext:value-type="float">
            <text:p>0.1114303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9:58:51.804327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9T20:50:00.11218980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5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26cm" svg:height="9.192cm" xlink:href=".." xlink:type="simple" chart:class="chart:scatter" chart:style-name="ch1">
        <chart:title svg:x="6.936cm" svg:y="0.319cm" chart:style-name="ch2">
          <text:p>t(L)</text:p>
        </chart:title>
        <chart:plot-area chart:style-name="ch3" table:cell-range-address="Sheet1.A1:Sheet1.B15" svg:x="0.892cm" svg:y="0.952cm" svg:width="13.71cm" svg:height="7.219cm">
          <chartooo:coordinate-region svg:x="1.699cm" svg:y="1.152cm" svg:width="12.623cm" svg:height="6.372cm"/>
          <chart:axis chart:dimension="x" chart:name="primary-x" chart:style-name="ch4">
            <chart:title svg:x="5.097cm" svg:y="8.354cm" chart:style-name="ch5">
              <text:p>Liczba neuronów w warstwie ukrytej</text:p>
            </chart:title>
          </chart:axis>
          <chart:axis chart:dimension="y" chart:name="primary-y" chart:style-name="ch4">
            <chart:title svg:x="0.038cm" svg:y="5.491cm" chart:style-name="ch6">
              <text:p>Liczba epok</text:p>
            </chart:title>
            <chart:grid chart:style-name="ch7" chart:class="major"/>
          </chart:axis>
          <chart:series chart:style-name="ch8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15</svg:desc>
                </draw:g>
              </table:table-cell>
              <table:table-cell office:value-type="float" office:value="500">
                <text:p>50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13.7">
                <text:p>21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13.8">
                <text:p>31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title svg:x="7.17cm" svg:y="0.316cm" chart:style-name="ch2">
          <text:p>t(nabla)</text:p>
        </chart:title>
        <chart:plot-area chart:style-name="ch3" table:cell-range-address="Sheet1.A17:Sheet1.B27" svg:x="1.331cm" svg:y="1.301cm" svg:width="14.364cm" svg:height="6.544cm">
          <chartooo:coordinate-region svg:x="2.323cm" svg:y="1.5cm" svg:width="13.132cm" svg:height="5.698cm"/>
          <chart:axis chart:dimension="x" chart:name="primary-x" chart:style-name="ch4">
            <chart:title svg:x="6.855cm" svg:y="8.025cm" chart:style-name="ch5">
              <text:p>Współczynnik uczenia</text:p>
            </chart:title>
          </chart:axis>
          <chart:axis chart:dimension="y" chart:name="primary-y" chart:style-name="ch4">
            <chart:title svg:x="0.451cm" svg:y="5.503cm" chart:style-name="ch6">
              <text:p>Liczba epok</text:p>
            </chart:title>
            <chart:grid chart:style-name="ch7" chart:class="major"/>
          </chart:axis>
          <chart:series chart:style-name="ch8" chart:values-cell-range-address="Sheet1.B17:Sheet1.B27" chart:class="chart:scatter">
            <chart:domain table:cell-range-address="Sheet1.A17:Sheet1.A27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7:Sheet1.A27</svg:desc>
                </draw:g>
              </table:table-cell>
              <table:table-cell office:value-type="float" office:value="1000">
                <text:p>1000</text:p>
                <draw:g>
                  <svg:desc>Sheet1.B17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03.7">
                <text:p>40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68.7">
                <text:p>168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27.2">
                <text:p>12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5.6">
                <text:p>45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title svg:x="7.17cm" svg:y="0.316cm" chart:style-name="ch2">
          <text:p>t(alpha)</text:p>
        </chart:title>
        <chart:plot-area chart:style-name="ch3" table:cell-range-address="Sheet1.A29:Sheet1.B39" svg:x="1.331cm" svg:y="1.301cm" svg:width="14.364cm" svg:height="6.544cm">
          <chartooo:coordinate-region svg:x="2.138cm" svg:y="1.501cm" svg:width="13.317cm" svg:height="5.697cm"/>
          <chart:axis chart:dimension="x" chart:name="primary-x" chart:style-name="ch4">
            <chart:title svg:x="7.649cm" svg:y="8.025cm" chart:style-name="ch5">
              <text:p>Momentum</text:p>
            </chart:title>
          </chart:axis>
          <chart:axis chart:dimension="y" chart:name="primary-y" chart:style-name="ch4">
            <chart:title svg:x="0.451cm" svg:y="5.503cm" chart:style-name="ch6">
              <text:p>Liczba epok</text:p>
            </chart:title>
            <chart:grid chart:style-name="ch7" chart:class="major"/>
          </chart:axis>
          <chart:series chart:style-name="ch8" chart:values-cell-range-address="Sheet1.B29:Sheet1.B39" chart:class="chart:scatter">
            <chart:domain table:cell-range-address="Sheet1.A29:Sheet1.A39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9:Sheet1.A39</svg:desc>
                </draw:g>
              </table:table-cell>
              <table:table-cell office:value-type="float" office:value="56.2">
                <text:p>56.2</text:p>
                <draw:g>
                  <svg:desc>Sheet1.B29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34.9">
                <text:p>23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61.9">
                <text:p>161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scatter" chart:style-name="ch1">
        <chart:plot-area chart:style-name="ch2" table:cell-range-address="Sheet1.A41:Sheet1.B46" svg:x="1.331cm" svg:y="0.18cm" svg:width="14.365cm" svg:height="7.664cm">
          <chartooo:coordinate-region svg:x="2.138cm" svg:y="0.379cm" svg:width="13.278cm" svg:height="6.818cm"/>
          <chart:axis chart:dimension="x" chart:name="primary-x" chart:style-name="ch3">
            <chart:title svg:x="6.405cm" svg:y="8.024cm" chart:style-name="ch4">
              <text:p>Liczebność zbioru uczącego</text:p>
            </chart:title>
          </chart:axis>
          <chart:axis chart:dimension="y" chart:name="primary-y" chart:style-name="ch3">
            <chart:title svg:x="0.451cm" svg:y="4.942cm" chart:style-name="ch5">
              <text:p>Liczba epok</text:p>
            </chart:title>
            <chart:grid chart:style-name="ch6" chart:class="major"/>
          </chart:axis>
          <chart:series chart:style-name="ch7" chart:values-cell-range-address="Sheet1.B41:Sheet1.B46" chart:class="chart:scatter">
            <chart:domain table:cell-range-address="Sheet1.A41:Sheet1.A46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41:Sheet1.A46</svg:desc>
                </draw:g>
              </table:table-cell>
              <table:table-cell office:value-type="float" office:value="377.3">
                <text:p>377.3</text:p>
                <draw:g>
                  <svg:desc>Sheet1.B41:Sheet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17.1">
                <text:p>21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61.9">
                <text:p>61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math xmlns="http://www.w3.org/1998/Math/MathML" display="block"/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scatter" chart:style-name="ch1">
        <chart:title svg:x="3.268cm" svg:y="0.316cm" chart:style-name="ch2">
          <text:p>Wpływ inicjalizacji wartości wag początkowych</text:p>
        </chart:title>
        <chart:plot-area chart:style-name="ch3" table:cell-range-address="Sheet1.A48:Sheet1.B57" svg:x="1.331cm" svg:y="1.301cm" svg:width="14.365cm" svg:height="6.544cm">
          <chartooo:coordinate-region svg:x="2.138cm" svg:y="1.5cm" svg:width="13.318cm" svg:height="5.698cm"/>
          <chart:axis chart:dimension="x" chart:name="primary-x" chart:style-name="ch4">
            <chart:title svg:x="7.781cm" svg:y="8.025cm" chart:style-name="ch5">
              <text:p>Przedział</text:p>
            </chart:title>
          </chart:axis>
          <chart:axis chart:dimension="y" chart:name="primary-y" chart:style-name="ch4">
            <chart:title svg:x="0.451cm" svg:y="5.503cm" chart:style-name="ch6">
              <text:p>Liczba epok</text:p>
            </chart:title>
            <chart:grid chart:style-name="ch7" chart:class="major"/>
          </chart:axis>
          <chart:series chart:style-name="ch8" chart:values-cell-range-address="Sheet1.B48:Sheet1.B57" chart:class="chart:scatter">
            <chart:domain table:cell-range-address="Sheet1.A48:Sheet1.A57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A48:Sheet1.A57</svg:desc>
                </draw:g>
              </table:table-cell>
              <table:table-cell office:value-type="float" office:value="88.2">
                <text:p>88.2</text:p>
                <draw:g>
                  <svg:desc>Sheet1.B48:Sheet1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258.8">
                <text:p>25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157.7">
                <text:p>15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68.1">
                <text:p>168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